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rospectorCleanupListener.contextDestroyed( ServletContex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rospectorCleanupListener.contextInitialized( ServletContex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